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Consolas, 'Liberation Mono', Menlo, monospace"/>
  </office:font-face-decls>
  <office:automatic-styles>
    <style:style style:name="P1" style:family="paragraph" style:parent-style-name="Preformatted_20_Text">
      <style:text-properties fo:font-weight="normal" officeooo:rsid="00219094" officeooo:paragraph-rsid="00219094" style:font-weight-asian="normal" style:font-weight-complex="normal"/>
    </style:style>
    <style:style style:name="P2" style:family="paragraph" style:parent-style-name="Text_20_body">
      <style:text-properties fo:font-weight="normal" officeooo:rsid="00219094" officeooo:paragraph-rsid="00219094" style:font-weight-asian="normal" style:font-weight-complex="normal"/>
    </style:style>
    <style:style style:name="P3" style:family="paragraph" style:parent-style-name="Text_20_body">
      <style:text-properties fo:font-weight="normal" officeooo:rsid="00222e47" officeooo:paragraph-rsid="00222e47" style:font-weight-asian="normal" style:font-weight-complex="normal"/>
    </style:style>
    <style:style style:name="P4" style:family="paragraph" style:parent-style-name="Text_20_body">
      <style:text-properties fo:font-weight="normal" officeooo:rsid="002268c0" officeooo:paragraph-rsid="002268c0" style:font-weight-asian="normal" style:font-weight-complex="normal"/>
    </style:style>
    <style:style style:name="P5" style:family="paragraph" style:parent-style-name="Standard">
      <style:text-properties officeooo:rsid="00201061" officeooo:paragraph-rsid="00201061"/>
    </style:style>
    <style:style style:name="P6" style:family="paragraph" style:parent-style-name="Standard">
      <style:text-properties fo:font-weight="bold" officeooo:rsid="00201061" officeooo:paragraph-rsid="00201061" style:font-weight-asian="bold" style:font-weight-complex="bold"/>
    </style:style>
    <style:style style:name="P7" style:family="paragraph" style:parent-style-name="Text_20_body">
      <style:text-properties fo:font-weight="bold" officeooo:rsid="00219094" officeooo:paragraph-rsid="00219094" style:font-weight-asian="bold" style:font-weight-complex="bold"/>
    </style:style>
    <style:style style:name="P8" style:family="paragraph" style:parent-style-name="Text_20_body">
      <style:text-properties fo:font-weight="bold" officeooo:paragraph-rsid="00222e47" style:font-weight-asian="bold" style:font-weight-complex="bold"/>
    </style:style>
    <style:style style:name="P9" style:family="paragraph" style:parent-style-name="Text_20_body">
      <style:text-properties fo:font-weight="bold" officeooo:paragraph-rsid="002268c0" style:font-weight-asian="bold" style:font-weight-complex="bold"/>
    </style:style>
    <style:style style:name="P10" style:family="paragraph" style:parent-style-name="Standard">
      <style:text-properties officeooo:paragraph-rsid="00201061"/>
    </style:style>
    <style:style style:name="P11" style:family="paragraph" style:parent-style-name="Text_20_body">
      <style:text-properties officeooo:paragraph-rsid="00201061"/>
    </style:style>
    <style:style style:name="P12" style:family="paragraph" style:parent-style-name="Text_20_body">
      <style:text-properties officeooo:paragraph-rsid="00219094"/>
    </style:style>
    <style:style style:name="P13" style:family="paragraph" style:parent-style-name="Text_20_body">
      <style:text-properties fo:font-weight="bold" officeooo:rsid="00219094" officeooo:paragraph-rsid="00219094" style:font-weight-asian="bold" style:font-weight-complex="bold"/>
    </style:style>
    <style:style style:name="P14" style:family="paragraph" style:parent-style-name="Text_20_body">
      <style:text-properties fo:font-weight="bold" officeooo:rsid="00219094" officeooo:paragraph-rsid="002801bb" style:font-weight-asian="bold" style:font-weight-complex="bold"/>
    </style:style>
    <style:style style:name="P15" style:family="paragraph" style:parent-style-name="Text_20_body">
      <style:text-properties fo:font-weight="bold" officeooo:rsid="00219094" officeooo:paragraph-rsid="0029d647" style:font-weight-asian="bold" style:font-weight-complex="bold"/>
    </style:style>
    <style:style style:name="P16" style:family="paragraph" style:parent-style-name="Text_20_body">
      <style:text-properties fo:font-weight="bold" officeooo:rsid="0024aaf5" officeooo:paragraph-rsid="0024aaf5" style:font-weight-asian="bold" style:font-weight-complex="bold"/>
    </style:style>
    <style:style style:name="P17" style:family="paragraph" style:parent-style-name="Text_20_body">
      <style:text-properties fo:font-weight="bold" officeooo:rsid="002801bb" officeooo:paragraph-rsid="002801bb" style:font-weight-asian="bold" style:font-weight-complex="bold"/>
    </style:style>
    <style:style style:name="P18" style:family="paragraph" style:parent-style-name="Text_20_body">
      <style:text-properties fo:font-weight="bold" officeooo:rsid="002b59fb" officeooo:paragraph-rsid="002b59fb" style:font-weight-asian="bold" style:font-weight-complex="bold"/>
    </style:style>
    <style:style style:name="P19" style:family="paragraph" style:parent-style-name="Text_20_body">
      <style:text-properties fo:font-weight="bold" officeooo:paragraph-rsid="002801bb"/>
    </style:style>
    <style:style style:name="P20" style:family="paragraph" style:parent-style-name="Text_20_body">
      <style:text-properties fo:font-weight="normal" officeooo:rsid="00221a80" officeooo:paragraph-rsid="00221a80" style:font-weight-asian="normal" style:font-weight-complex="normal"/>
    </style:style>
    <style:style style:name="P21" style:family="paragraph" style:parent-style-name="Text_20_body">
      <style:text-properties fo:font-weight="normal" officeooo:rsid="00221a80" officeooo:paragraph-rsid="002444de" style:font-weight-asian="normal" style:font-weight-complex="normal"/>
    </style:style>
    <style:style style:name="P22" style:family="paragraph" style:parent-style-name="Text_20_body">
      <style:text-properties fo:font-weight="normal" officeooo:rsid="002268c0" officeooo:paragraph-rsid="002268c0" style:font-weight-asian="normal" style:font-weight-complex="normal"/>
    </style:style>
    <style:style style:name="P23" style:family="paragraph" style:parent-style-name="Text_20_body">
      <style:text-properties officeooo:paragraph-rsid="002d2d5b"/>
    </style:style>
    <style:style style:name="T1" style:family="text">
      <style:text-properties officeooo:rsid="00201061"/>
    </style:style>
    <style:style style:name="T2" style:family="text">
      <style:text-properties fo:font-variant="normal" fo:text-transform="none" fo:color="#bababa" loext:opacity="100%" style:font-name="SFMono-Regular" fo:font-size="9.7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000000" loext:opacity="100%" style:font-name="SFMono-Regular" fo:font-size="9.7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000000" loext:opacity="100%" style:font-name="SFMono-Regular" fo:font-size="9.75pt" fo:letter-spacing="normal" fo:font-style="normal" fo:font-weight="normal" officeooo:rsid="00201061" loext:padding="0cm" loext:border="none"/>
    </style:style>
    <style:style style:name="T5" style:family="text">
      <style:text-properties fo:font-variant="normal" fo:text-transform="none" fo:color="#000000" loext:opacity="100%" style:font-name="SFMono-Regular" fo:font-size="9.75pt" fo:letter-spacing="normal" fo:font-style="normal" loext:padding="0cm" loext:border="none"/>
    </style:style>
    <style:style style:name="T6" style:family="text">
      <style:text-properties fo:font-variant="normal" fo:text-transform="none" fo:color="#000000" loext:opacity="100%" style:font-name="SFMono-Regular" fo:font-size="9.75pt" fo:letter-spacing="normal" fo:font-style="normal" fo:font-weight="bold" style:font-weight-asian="bold" style:font-weight-complex="bold" loext:padding="0cm" loext:border="none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officeooo:rsid="00201061"/>
    </style:style>
    <style:style style:name="T9" style:family="text">
      <style:text-properties fo:color="#000000" loext:opacity="100%" fo:font-weight="bold" officeooo:rsid="00201061" style:font-weight-asian="bold" style:font-weight-complex="bold"/>
    </style:style>
    <style:style style:name="T10" style:family="text">
      <style:text-properties fo:color="#000000" loext:opacity="100%" fo:font-weight="bold" officeooo:rsid="002d2d5b" style:font-weight-asian="bold" style:font-weight-complex="bold"/>
    </style:style>
    <style:style style:name="T11" style:family="text">
      <style:text-properties fo:color="#000000" loext:opacity="100%" fo:font-weight="normal" officeooo:rsid="00201061" style:font-weight-asian="normal" style:font-weight-complex="normal"/>
    </style:style>
    <style:style style:name="T12" style:family="text">
      <style:text-properties fo:color="#000000" loext:opacity="100%" fo:font-weight="normal" officeooo:rsid="002d2d5b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01061" style:font-weight-asian="bold" style:font-weight-complex="bold"/>
    </style:style>
    <style:style style:name="T15" style:family="text">
      <style:text-properties fo:font-weight="bold" officeooo:rsid="00219094" style:font-weight-asian="bold" style:font-weight-complex="bold"/>
    </style:style>
    <style:style style:name="T16" style:family="text">
      <style:text-properties fo:font-weight="bold" officeooo:rsid="0023ba20" style:font-weight-asian="bold" style:font-weight-complex="bold"/>
    </style:style>
    <style:style style:name="T17" style:family="text">
      <style:text-properties officeooo:rsid="00219094"/>
    </style:style>
    <style:style style:name="T18" style:family="text">
      <style:text-properties officeooo:rsid="00222e47"/>
    </style:style>
    <style:style style:name="T19" style:family="text">
      <style:text-properties officeooo:rsid="002268c0"/>
    </style:style>
    <style:style style:name="T20" style:family="text">
      <style:text-properties officeooo:rsid="002311a1"/>
    </style:style>
    <style:style style:name="T21" style:family="text">
      <style:text-properties officeooo:rsid="00234ad6"/>
    </style:style>
    <style:style style:name="T22" style:family="text">
      <style:text-properties officeooo:rsid="0023e91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3e91b" style:font-weight-asian="normal" style:font-weight-complex="normal"/>
    </style:style>
    <style:style style:name="T25" style:family="text">
      <style:text-properties fo:font-weight="normal" officeooo:rsid="0026725b" style:font-weight-asian="normal" style:font-weight-complex="normal"/>
    </style:style>
    <style:style style:name="T26" style:family="text">
      <style:text-properties fo:font-weight="normal" officeooo:rsid="002801bb" style:font-weight-asian="normal" style:font-weight-complex="normal"/>
    </style:style>
    <style:style style:name="T27" style:family="text">
      <style:text-properties fo:font-weight="normal" officeooo:rsid="002444de" style:font-weight-asian="normal" style:font-weight-complex="normal"/>
    </style:style>
    <style:style style:name="T28" style:family="text">
      <style:text-properties fo:font-weight="normal" officeooo:rsid="0029d647" style:font-weight-asian="normal" style:font-weight-complex="normal"/>
    </style:style>
    <style:style style:name="T29" style:family="text">
      <style:text-properties fo:color="#9cdcfe" loext:opacity="100%" style:font-name="Droid Sans Mono" fo:font-size="10.5pt" fo:font-weight="normal" fo:background-color="#1f1f1f" loext:char-shading-value="0" style:font-weight-asian="normal" style:font-weight-complex="normal"/>
    </style:style>
    <style:style style:name="T30" style:family="text">
      <style:text-properties fo:color="#cccccc" loext:opacity="100%" style:font-name="Droid Sans Mono" fo:font-size="10.5pt" fo:font-weight="normal" fo:background-color="#1f1f1f" loext:char-shading-value="0" style:font-weight-asian="normal" style:font-weight-complex="normal"/>
    </style:style>
    <style:style style:name="T31" style:family="text">
      <style:text-properties fo:color="#ce9178" loext:opacity="100%" style:font-name="Droid Sans Mono" fo:font-size="10.5pt" fo:font-weight="normal" fo:background-color="#1f1f1f" loext:char-shading-value="0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nstallation : </text:p>
      <text:p text:style-name="P6"/>
      <text:p text:style-name="P6">Sur Linux : </text:p>
      <text:p text:style-name="P5"><text:tab/><text:span text:style-name="T13">- Installer Node.js :</text:span></text:p>
      <text:p text:style-name="P10"><text:span text:style-name="T1"><text:tab/><text:tab/></text:span><text:span text:style-name="T8">- </text:span><text:span text:style-name="Source_20_Text"><text:span text:style-name="T3">sudo apt install gcc g++ make</text:span></text:span></text:p>
      <text:p text:style-name="P10"><text:span text:style-name="Source_20_Text"><text:span text:style-name="T3"><text:tab/><text:tab/>- curl -fsSL https://deb.nodesource.com/setup_18.x | sudo -E bash - <text:s text:c="2"/></text:span></text:span><text:span text:style-name="Source_20_Text"><text:span text:style-name="T4">(Attention à la version, ici 18)</text:span></text:span></text:p>
      <text:p text:style-name="Text_20_body"><text:span text:style-name="T7"><text:tab/><text:tab/>- </text:span><text:span text:style-name="Source_20_Text"><text:span text:style-name="T3">sudo apt install nodejs</text:span></text:span></text:p>
      <text:p text:style-name="P11"><text:span text:style-name="T1"><text:tab/></text:span><text:span text:style-name="T14">- Installer Yarn :</text:span></text:p>
      <text:p text:style-name="P11"><text:span text:style-name="T7"><text:tab/><text:tab/>- </text:span><text:span text:style-name="Source_20_Text"><text:span text:style-name="T3">curl -sL https://dl.yarnpkg.com/debian/pubkey.gpg | gpg --dearmor | sudo tee /usr/share/keyrings/yarnkey.gpg &gt;/dev/null</text:span></text:span></text:p>
      <text:p text:style-name="P11"><text:span text:style-name="T7"><text:tab/><text:tab/>- </text:span><text:span text:style-name="Source_20_Text"><text:span text:style-name="T3">echo "deb [signed-by=/usr/share/keyrings/yarnkey.gpg] https://dl.yarnpkg.com/debian stable main" | sudo tee /etc/apt/sources.list.d/yarn.list</text:span></text:span></text:p>
      <text:p text:style-name="P11"><text:span text:style-name="T7"><text:tab/><text:tab/>- </text:span><text:span text:style-name="Source_20_Text"><text:span text:style-name="T3">sudo apt update</text:span></text:span></text:p>
      <text:p text:style-name="P12"><text:span text:style-name="T7"><text:tab/><text:tab/>- </text:span><text:span text:style-name="Source_20_Text"><text:span text:style-name="T3">sudo apt install yarn</text:span></text:span></text:p>
      <text:p text:style-name="P23"><text:span text:style-name="T9"><text:tab/>- </text:span><text:span text:style-name="T10">Si problème et besoin de désinstaller Node </text:span><text:span text:style-name="T9">:</text:span></text:p>
      <text:p text:style-name="P23"><text:span text:style-name="T9"><text:tab/><text:tab/></text:span><text:span text:style-name="T11">- sudo apt remove --purge nodejs npm</text:span></text:p>
      <text:p text:style-name="P23"><text:span text:style-name="T11"><text:tab/><text:tab/>- sudo apt autoclean</text:span></text:p>
      <text:p text:style-name="P23"><text:span text:style-name="T11"><text:tab/><text:tab/>- </text:span><text:span text:style-name="T12">+ relancer l’installation de Node et Yarn (voir ci-dessus)</text:span><text:span text:style-name="T7"><text:line-break/></text:span><text:line-break/><text:span text:style-name="T15">Créé un projet React </text:span><text:span text:style-name="T14">:</text:span></text:p>
      <text:p text:style-name="P2"><text:span text:style-name="T1">D</text:span>ans le terminal (dans le dossier souhaité) :</text:p>
      <text:p text:style-name="P7">Avec WebPack :</text:p>
      <text:p text:style-name="P1"><text:span text:style-name="Source_20_Text"><text:span text:style-name="T5">npx create-react-app mon_app</text:span></text:span></text:p>
      <text:p text:style-name="P1"><text:span text:style-name="Source_20_Text"><text:span text:style-name="T5"/></text:span></text:p>
      <text:p text:style-name="P1"><text:span text:style-name="Source_20_Text"><text:span text:style-name="T5"/></text:span></text:p>
      <text:p text:style-name="P1"><text:span text:style-name="Source_20_Text"><text:span text:style-name="T6">Avec Vite :</text:span></text:span></text:p>
      <text:p text:style-name="P1"><text:span text:style-name="Source_20_Text"><text:span text:style-name="T5"/></text:span></text:p>
      <text:p text:style-name="P1"><text:span text:style-name="Source_20_Text"><text:span text:style-name="T5">yarn create vite mon_app --template react</text:span></text:span></text:p>
      <text:p text:style-name="P1"><text:span text:style-name="Source_20_Text"><text:span text:style-name="T5"/></text:span></text:p>
      <text:p text:style-name="P1"><text:span text:style-name="Source_20_Text"><text:span text:style-name="T5"/></text:span></text:p>
      <text:p text:style-name="P1"><text:span text:style-name="Source_20_Text"><text:span text:style-name="T5"/></text:span></text:p>
      <text:p text:style-name="P7">Lancer le projet : </text:p>
      <text:p text:style-name="P2"><text:span text:style-name="T1">D</text:span>ans le terminal (dans le dossier souhaité) : <text:span text:style-name="T13">npm start </text:span><text:span text:style-name="T16">(pour le reprendre : npm i)</text:span></text:p>
      <text:p text:style-name="P20">Si erreur, dans le fichier package.json, supprimer la partie concernant « eslintConfig »…</text:p>
      <text:p text:style-name="P20"/>
      <text:p text:style-name="P15"><text:span text:style-name="T22">Installer JSON-SERVER</text:span> :<text:span text:style-name="T23"> </text:span><text:span text:style-name="T22">npm i -g json-server</text:span><text:span text:style-name="T24"> </text:span><text:span text:style-name="T28">(pour install sur projet) ou</text:span></text:p>
      <text:p text:style-name="P15"><text:span text:style-name="T22">npm i -g json-server </text:span><text:span text:style-name="T25">(</text:span><text:span text:style-name="T28">pour install global, </text:span><text:span text:style-name="T25">si erreur : <text:s/>sudo </text:span><text:span text:style-name="T24">npm i -g json-server</text:span><text:span text:style-name="T25">) </text:span></text:p>
      <text:p text:style-name="P14"><text:span text:style-name="T24">Faire tourner le back : json-server --w src/assets/db.json --port 3004 </text:span></text:p>
      <text:p text:style-name="P14"><text:span text:style-name="T24">(</text:span><text:span text:style-name="T27">pour simuler un back et tester, comme si on avait une BDD)</text:span></text:p>
      <text:p text:style-name="P19"><text:span text:style-name="T24">p</text:span><text:span text:style-name="T26">ossibilité d’jouter un ligne dans « package.json », dans la partie scripts : </text:span></text:p>
      <text:p text:style-name="P19"><text:soft-page-break/><text:span text:style-name="T29">"server"</text:span><text:span text:style-name="T30">: </text:span><text:span text:style-name="T31">"json-server --w src/assets/db.json --port 3004"</text:span></text:p>
      <text:p text:style-name="P17"><text:span text:style-name="T23">(corriger le chemin vers le fichier db.json si besoin)</text:span></text:p>
      <text:p text:style-name="P17"><text:span text:style-name="T23">et pour le lancer : npm run server (npm run « NomDuScript »)</text:span></text:p>
      <text:p text:style-name="P18"><text:span text:style-name="T23">Si Watching… apparaît dans le terminal → OK</text:span></text:p>
      <text:p text:style-name="P21"/>
      <text:p text:style-name="P8"><text:span text:style-name="T18">Raccourci pour avoir l’architecture d’un composant (React Stateless Component) </text:span><text:span text:style-name="T17">: </text:span></text:p>
      <text:p text:style-name="P3">Taper «<text:span text:style-name="T13"> rsc </text:span>» dans la fenetre VSCode + Tab</text:p>
      <text:p text:style-name="P2"/>
      <text:p text:style-name="P9"><text:span text:style-name="T19">Télécharger la </text:span><text:span text:style-name="T21">librairie</text:span><text:span text:style-name="T19"> pour </text:span><text:span text:style-name="T20">REACT ROUTER DOM - </text:span><text:span text:style-name="T19">SASS </text:span>: </text:p>
      <text:p text:style-name="P2">npm i -s react-router-dom sass</text:p>
      <text:p text:style-name="P4">Pour le télécharger (en global) et l’avoir dans tous les futurs projets React : </text:p>
      <text:p text:style-name="P4"><text:span text:style-name="T17">npm i -</text:span>g<text:span text:style-name="T17"> react-router-dom sass</text:span></text:p>
      <text:p text:style-name="P4"/>
      <text:p text:style-name="P16">Installer SASS : <text:span text:style-name="T23">npm i sass</text:span></text:p>
      <text:p text:style-name="P12"><text:line-break/></text:p>
      <text:p text:style-name="Text_20_body"><text:line-break/></text:p>
      <text:p text:style-name="P10"><text:span text:style-name="Source_20_Text"><text:span text:style-name="T2"/></text:span></text:p>
      <text:p text:style-name="P5"><text:tab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Consolas, 'Liberation Mono', Menlo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9T10:20:40.864630872</meta:creation-date>
    <meta:generator>LibreOffice/7.4.4.2$Linux_X86_64 LibreOffice_project/40$Build-2</meta:generator>
    <dc:date>2023-06-21T11:56:53.950518487</dc:date>
    <meta:editing-duration>P1DT4H4M20S</meta:editing-duration>
    <meta:editing-cycles>16</meta:editing-cycles>
    <meta:document-statistic meta:table-count="0" meta:image-count="0" meta:object-count="0" meta:page-count="2" meta:paragraph-count="42" meta:word-count="328" meta:character-count="1996" meta:non-whitespace-character-count="1674"/>
  </office:meta>
</office:document-meta>
</file>